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Mono" svg:font-family="'Roboto Mono'" style:font-pitch="fixed"/>
    <style:font-face style:name="Times New Roman" svg:font-family="'Times New Roman'" style:font-family-generic="roman" style:font-pitch="variable"/>
    <style:font-face style:name="docs-Roboto" svg:font-family="docs-Roboto, Helvetica, 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202124" loext:opacity="100%" style:font-name="docs-Roboto" fo:font-size="16pt" fo:letter-spacing="normal" fo:font-style="normal" fo:font-weight="normal" officeooo:rsid="00128ae8" officeooo:paragraph-rsid="00128ae8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202124" loext:opacity="100%" style:font-name="docs-Roboto" fo:font-size="16pt" fo:letter-spacing="normal" fo:font-style="normal" fo:font-weight="bold" officeooo:rsid="00128ae8" officeooo:paragraph-rsid="00128ae8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docs-Roboto" fo:font-size="16pt" fo:letter-spacing="normal" fo:font-style="normal" fo:font-weight="bold" officeooo:rsid="00128ae8" officeooo:paragraph-rsid="00128ae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02124" loext:opacity="100%" style:font-name="docs-Roboto" fo:font-size="16pt" fo:letter-spacing="normal" fo:font-style="normal" style:text-underline-style="solid" style:text-underline-width="auto" style:text-underline-color="font-color" fo:font-weight="bold" officeooo:rsid="00128ae8" officeooo:paragraph-rsid="00128ae8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Times New Roman" fo:font-size="16pt" fo:letter-spacing="normal" fo:font-style="normal" fo:font-weight="bold" officeooo:rsid="00128ae8" officeooo:paragraph-rsid="00128ae8" style:font-size-asian="16pt" style:font-weight-asian="bold" style:font-size-complex="16pt" style:font-weight-complex="bold"/>
    </style:style>
    <style:style style:name="P6" style:family="paragraph" style:parent-style-name="Standard">
      <style:text-properties fo:font-variant="normal" fo:text-transform="none" fo:color="#202124" loext:opacity="100%" style:font-name="Times New Roman" fo:font-size="12pt" fo:letter-spacing="normal" fo:font-style="normal" fo:font-weight="normal" officeooo:rsid="00128ae8" officeooo:paragraph-rsid="00128ae8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variant="normal" fo:text-transform="none" fo:color="#202124" loext:opacity="100%" style:font-name="Times New Roman" fo:font-size="14pt" fo:letter-spacing="normal" fo:font-style="normal" fo:font-weight="normal" officeooo:rsid="00128ae8" officeooo:paragraph-rsid="00128ae8" style:font-size-asian="10.5pt" style:font-size-complex="12pt"/>
    </style:style>
    <style:style style:name="P8" style:family="paragraph" style:parent-style-name="Standard">
      <style:text-properties fo:font-variant="normal" fo:text-transform="none" fo:color="#202124" loext:opacity="100%" style:font-name="Times New Roman" fo:font-size="14pt" fo:letter-spacing="normal" fo:font-style="normal" fo:font-weight="normal" officeooo:rsid="00128ae8" officeooo:paragraph-rsid="00128ae8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variant="normal" fo:text-transform="none" fo:color="#202124" loext:opacity="100%" style:font-name="Times New Roman" fo:font-size="14pt" fo:letter-spacing="normal" fo:font-style="normal" fo:font-weight="bold" officeooo:rsid="00128ae8" officeooo:paragraph-rsid="00128ae8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variant="normal" fo:text-transform="none" fo:color="#202124" loext:opacity="100%" style:font-name="Roboto Mono" fo:font-size="12pt" fo:letter-spacing="normal" fo:font-style="normal" fo:font-weight="normal" officeooo:rsid="00128ae8" officeooo:paragraph-rsid="00128ae8" style:font-size-asian="10.5pt" style:font-size-complex="12pt"/>
    </style:style>
    <style:style style:name="P11" style:family="paragraph" style:parent-style-name="Standard" style:list-style-name="L1">
      <style:text-properties fo:font-variant="normal" fo:text-transform="none" fo:color="#202124" loext:opacity="100%" style:font-name="Times New Roman" fo:font-size="14pt" fo:letter-spacing="normal" fo:font-style="normal" fo:font-weight="bold" officeooo:rsid="00128ae8" officeooo:paragraph-rsid="00128ae8" style:font-size-asian="10.5pt" style:font-weight-asian="bold" style:font-size-complex="12pt" style:font-weight-complex="bold"/>
    </style:style>
    <style:style style:name="P12" style:family="paragraph" style:parent-style-name="Standard" style:list-style-name="L1">
      <style:text-properties fo:font-variant="normal" fo:text-transform="none" fo:color="#202124" loext:opacity="100%" style:font-name="Times New Roman" fo:font-size="14pt" fo:letter-spacing="normal" fo:font-style="normal" fo:font-weight="normal" officeooo:rsid="0013b163" officeooo:paragraph-rsid="0013b163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text-properties fo:font-variant="normal" fo:text-transform="none" fo:color="#202124" loext:opacity="100%" style:font-name="Times New Roman" fo:font-size="14pt" fo:letter-spacing="normal" fo:font-style="normal" fo:font-weight="normal" officeooo:rsid="00158d82" officeooo:paragraph-rsid="00158d82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text-properties fo:font-variant="normal" fo:text-transform="none" fo:color="#202124" loext:opacity="100%" style:font-name="Times New Roman" fo:font-size="14pt" fo:letter-spacing="normal" fo:font-style="normal" fo:font-weight="normal" officeooo:rsid="00128ae8" officeooo:paragraph-rsid="00128ae8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fo:color="#202124" loext:opacity="100%" style:font-name="Times New Roman" fo:font-size="14pt" fo:letter-spacing="normal" fo:font-style="normal" fo:font-weight="normal" officeooo:rsid="00128ae8" officeooo:paragraph-rsid="00208f28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text-properties fo:font-variant="normal" fo:text-transform="none" fo:color="#202124" loext:opacity="100%" style:font-name="Times New Roman" fo:font-size="14pt" fo:letter-spacing="normal" fo:font-style="normal" fo:font-weight="normal" officeooo:rsid="0020b01a" officeooo:paragraph-rsid="0020b01a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8d82"/>
    </style:style>
    <style:style style:name="T3" style:family="text">
      <style:text-properties officeooo:rsid="00208f28"/>
    </style:style>
    <style:style style:name="T4" style:family="text">
      <style:text-properties officeooo:rsid="0013b163"/>
    </style:style>
    <style:style style:name="T5" style:family="text">
      <style:text-properties officeooo:rsid="0020b01a"/>
    </style:style>
    <style:style style:name="T6" style:family="text">
      <style:text-properties officeooo:rsid="0021f73d"/>
    </style:style>
    <style:style style:name="T7" style:family="text">
      <style:text-properties officeooo:rsid="0022c51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mplaints</text:p>
      <text:p text:style-name="P2"/>
      <text:p text:style-name="P1">CSE3002 - IWP - 'J' Component -CH2022231000184(A2)</text:p>
      <text:p text:style-name="P1"/>
      <text:p text:style-name="P7"/>
      <text:p text:style-name="P9">Team Members:</text:p>
      <text:p text:style-name="P9"/>
      <text:p text:style-name="P8">Abhishek N N<text:tab/><text:tab/><text:tab/>- 20BCE1025</text:p>
      <text:p text:style-name="P8">Ujjwal Kanti Pramanick<text:tab/><text:tab/>- 20BCE1714</text:p>
      <text:p text:style-name="P8">Sreyas Rejil<text:tab/><text:tab/><text:tab/><text:tab/>- 20BCE1930</text:p>
      <text:p text:style-name="P8"/>
      <text:p text:style-name="P9">Abstract:</text:p>
      <text:p text:style-name="P15"><text:tab/>The proposed project is improvising complaint system (of VIT) by converting it into online. <text:span text:style-name="T3">Which contains mainly 3 modules Student, Administration, Workers and all </text:span><text:span text:style-name="T4">CRUD </text:span><text:span text:style-name="T2">on complaint by student, Administration and workers, </text:span><text:span text:style-name="T3">Authentication, </text:span><text:span text:style-name="T5">DashBoard, </text:span><text:span text:style-name="T6">Voting Feature, Feedback developed by MERN Stack in Linux platform with </text:span><text:span text:style-name="T7">IDE </text:span><text:span text:style-name="T6">Visual Studio Code</text:span></text:p>
      <text:p text:style-name="P8"/>
      <text:p text:style-name="P8"><text:span text:style-name="T1">Modules:</text:span> </text:p>
      <text:list xml:id="list2142757130" text:style-name="L1">
        <text:list-item>
          <text:p text:style-name="P11">Student</text:p>
        </text:list-item>
        <text:list-item>
          <text:p text:style-name="P11">Administration</text:p>
        </text:list-item>
        <text:list-item>
          <text:p text:style-name="P11">Workers</text:p>
        </text:list-item>
        <text:list-item>
          <text:p text:style-name="P12">CRUD <text:span text:style-name="T2">on complaint by student, Administration and workers</text:span></text:p>
        </text:list-item>
        <text:list-item>
          <text:p text:style-name="P12">Authentication</text:p>
        </text:list-item>
        <text:list-item>
          <text:p text:style-name="P12">DashBoard with all information</text:p>
        </text:list-item>
        <text:list-item>
          <text:p text:style-name="P16">Voting Feature</text:p>
        </text:list-item>
        <text:list-item>
          <text:p text:style-name="P13">Feedback</text:p>
        </text:list-item>
      </text:list>
      <text:p text:style-name="P8"/>
      <text:p text:style-name="P9">Concepts and Tools Used:</text:p>
      <text:list xml:id="list2270576553" text:style-name="L2">
        <text:list-item>
          <text:p text:style-name="P14">HTML</text:p>
        </text:list-item>
        <text:list-item>
          <text:p text:style-name="P14">CSS</text:p>
        </text:list-item>
        <text:list-item>
          <text:p text:style-name="P14">JavaScript</text:p>
        </text:list-item>
        <text:list-item>
          <text:p text:style-name="P14">React</text:p>
        </text:list-item>
        <text:list-item>
          <text:p text:style-name="P14">NodeJS</text:p>
        </text:list-item>
        <text:list-item>
          <text:p text:style-name="P14">MongoDB</text:p>
        </text:list-item>
        <text:list-item>
          <text:p text:style-name="P14">ExpressJS</text:p>
        </text:list-item>
      </text:list>
      <text:p text:style-name="P8"/>
      <text:p text:style-name="P8"><text:span text:style-name="T1">Development Platform:</text:span> Linux</text:p>
      <text:p text:style-name="P8"><text:span text:style-name="T1">IDE:</text:span> Visual Studio Code</text:p>
      <text:p text:style-name="P6"/>
      <text:p text:style-name="P10"/>
      <text:p text:style-name="P2"/>
      <text:p text:style-name="P3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Mono" svg:font-family="'Roboto Mono'" style:font-pitch="fixed"/>
    <style:font-face style:name="Times New Roman" svg:font-family="'Times New Roman'" style:font-family-generic="roman" style:font-pitch="variable"/>
    <style:font-face style:name="docs-Roboto" svg:font-family="docs-Roboto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6T23:12:05.441408890</meta:creation-date>
    <dc:date>2022-08-07T00:04:43.617943513</dc:date>
    <meta:editing-duration>PT23M36S</meta:editing-duration>
    <meta:editing-cycles>9</meta:editing-cycles>
    <meta:generator>LibreOffice/7.3.4.2$Linux_X86_64 LibreOffice_project/30$Build-2</meta:generator>
    <meta:document-statistic meta:table-count="0" meta:image-count="0" meta:object-count="0" meta:page-count="1" meta:paragraph-count="27" meta:word-count="127" meta:character-count="822" meta:non-whitespace-character-count="729"/>
  </office:meta>
</office:document-meta>
</file>